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style:font-name="FreeSans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FreeSans" officeooo:rsid="0018b470" officeooo:paragraph-rsid="0018b470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FreeSans" officeooo:rsid="001c3db5" officeooo:paragraph-rsid="001c3db5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18bdfc" officeooo:paragraph-rsid="000ca440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paragraph-rsid="000a49f7" style:font-size-asian="11pt" style:font-size-complex="11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16debf" officeooo:paragraph-rsid="000a49f7" style:font-size-asian="11pt" style:font-size-complex="11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size-complex="11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paragraph-rsid="000a49f7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rsid="000ca440" officeooo:paragraph-rsid="000ca440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FreeSans" officeooo:rsid="001d9c6d" officeooo:paragraph-rsid="001d9c6d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FreeSans" officeooo:rsid="001d9c6d" officeooo:paragraph-rsid="001f8608"/>
    </style:style>
    <style:style style:name="P15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reeSans" fo:font-size="14pt" fo:font-weight="bold" officeooo:rsid="001eb851" officeooo:paragraph-rsid="001eb851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000000" fo:font-size="11pt" fo:letter-spacing="normal" fo:font-style="normal" fo:font-weight="normal" officeooo:rsid="0016debf" style:font-size-asian="11pt" style:font-size-complex="11pt"/>
    </style:style>
    <style:style style:name="T3" style:family="text">
      <style:text-properties officeooo:rsid="001c3db5"/>
    </style:style>
    <style:style style:name="T4" style:family="text">
      <style:text-properties officeooo:rsid="001f86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Empoderamento feminino no mercado de trabalho de tecnologia</text:p>
      <text:p text:style-name="P1"><text:s/></text:p>
      <text:p text:style-name="P2"/>
      <text:p text:style-name="P14"><text:span text:style-name="T4">Fórum Internacional Software Livre (FISL15) tem espaço para desenvolvimento de habilidades de programação para mulheres</text:span></text:p>
      <text:p text:style-name="P14"><text:span text:style-name="T4"><text:s/></text:span></text:p>
      <text:p text:style-name="P14"><text:span text:style-name="T4"></text:span></text:p>
      <text:p text:style-name="P14"><text:span text:style-name="T4">Incentivar o desenvolvimento das mulheres na parte de programação é o objetivo da Rodada Hacker especial que acontece Fórum Internacional Software Livre (FISL15). O evento busca a diversificação no conhecimento das tecnologias de informática e programação para que o poder de desenvolvimento não fique apenas nas mãos dos homens. Conforme a desenvolvedora e empresária Vanessa Guedes, o empoderamento feminino é essencial para a diversificação de gênero na área.</text:span></text:p>
      <text:p text:style-name="P14"><text:span text:style-name="T4"></text:span></text:p>
      <text:p text:style-name="P14"><text:span text:style-name="T4">- Quem produz a tecnologia detém a diversidade das possibilidades, todo o poder de fazer coisas novas. Nós precisamos ter mais diversidade neste poder e para isso fazemos a rodada - explica.</text:span></text:p>
      <text:p text:style-name="P14"><text:span text:style-name="T4"></text:span></text:p>
      <text:p text:style-name="P14"><text:span text:style-name="T4">A Rodada Hacker no FISL15 conta com 45 participantes e nove tutores que auxiliam as meninas na criação de um projeto. No evento, a maioria dos cinco grupos formados está trabalhando na criação de sites junto com os mentores.</text:span></text:p>
      <text:p text:style-name="P14"><text:span text:style-name="T4"></text:span></text:p>
      <text:p text:style-name="P14"><text:span text:style-name="T4">Além de meninas que já estão no mercado e em faculdades de informática, há ainda o público que gosta de tecnologia e não sabe como e onde aprender as ferramentas. Com isto a Rodada Hacker se transforma em algo além de uma oficina de desenvolvimento, mas também em um local para networking e formação de carreiras no mundo da tecnologia.</text:span></text:p>
      <text:p text:style-name="P14"><text:span text:style-name="T4"></text:span></text:p>
      <text:p text:style-name="P14"><text:span text:style-name="T4">A Rodada Hacker encerra às 18h do primeiro dia de FISL15, 07 de maio, com a finalização doa criação do projeto. </text:span><text:s/><text:span text:style-name="T3">O Fórum Internacional Software Livre ocorre até sábado (10/05), no Centro de Eventos da PUC-RS. Outras informações podem ser obtidas no site </text:span><text:a xlink:type="simple" xlink:href="http://www.fisl.org.br/"><text:span text:style-name="T3">www.fisl.org.br</text:span></text:a></text:p>
      <text:p text:style-name="P3"/>
      <text:p text:style-name="P6"/>
      <text:p text:style-name="P6">Sobre o FISL </text:p>
      <text:p text:style-name="P5"/>
      <text:p text:style-name="P5">O Fórum Internacional Software Livre esteve sempre propondo os debates mais prementes sobre tecnologia e liberdade. O sucesso é resultado do trabalho, da colaboração e do envolvimento de milhares de pessoas que acreditam nas soluções tecnológicas e educacionais livres, no conhecimento como bem público e na força de tecnologias de informação como ferramentas de empoderamento para a democracia. </text:p>
      <text:p text:style-name="P5"/>
      <text:p text:style-name="P6">Assessoria de Imprensa </text:p>
      <text:p text:style-name="P5">Fones: (51) 3361.6016 / (51) 8536.0690 / (51) 8536.0691 </text:p>
      <text:p text:style-name="P5">E-mail: <text:s/>playpress@playpress.com.br</text:p>
      <text:p text:style-name="P5"/>
      <text:p text:style-name="P5">Redação: Mariana da Rosa </text:p>
      <text:p text:style-name="P5">Coordenação: Marcelo Matusiak</text:p>
      <text:p text:style-name="P4"/>
      <text:p text:style-name="P7">Material promocional do FISL e logotipo em alta resolução e vetorial:</text:p>
      <text:p text:style-name="P11"><text:a xlink:type="simple" xlink:href="http://comunicacao.softwarelivre.org/fisl15"><text:span text:style-name="T2">http://comunicacao.softwarelivre.org/fisl15</text:span></text:a></text:p>
      <text:p text:style-name="P9"/>
      <text:p text:style-name="P8">Fotos em alta resolução da última edição do FISL:</text:p>
      <text:p text:style-name="P12"><text:a xlink:type="simple" xlink:href="https://www.flickr.com/photos/fisl14"><text:span text:style-name="T1">https://www.flickr.com/photos/fisl14</text:span>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yPress</meta:initial-creator>
    <dc:creator>Paulo Santana</dc:creator>
    <meta:editing-cycles>15</meta:editing-cycles>
    <meta:creation-date>2014-04-30T13:37:00</meta:creation-date>
    <dc:date>2014-05-07T17:27:18.071519308</dc:date>
    <meta:editing-duration>PT21M54S</meta:editing-duration>
    <meta:generator>LibreOffice/4.1.3.2$Linux_x86 LibreOffice_project/410m0$Build-2</meta:generator>
    <meta:document-statistic meta:table-count="0" meta:image-count="0" meta:object-count="0" meta:page-count="1" meta:paragraph-count="25" meta:word-count="370" meta:character-count="2447" meta:non-whitespace-character-count="207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